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nm="http://www.gnumeric.org/odf-extension/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9">
      <number:year/>
      <number:text>/</number:text>
      <number:month number:style="long"/>
      <number:text>/</number:text>
      <number:day number:style="long"/>
    </number:date-style>
    <style:style style:name="ce21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aa61a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14"/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37"/>
    <style:style style:name="ce2" style:family="table-cell" style:parent-style-name="Default" style:data-style-name="N36"/>
    <style:style style:name="ce24" style:family="table-cell" style:parent-style-name="Default" style:data-style-name="N84"/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14"/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21-10-17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21-10-18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21-10-3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21-11-0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21-11-02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21-11-06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21-11-09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21-11-10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21-11-1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21-11-13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-11-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21-11-30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21-12-04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21-12-07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22-01-03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22-01-11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22-01-1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22-01-15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22-01-18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9" calcext:value-type="date">
            <text:p>22-01-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8" calcext:value-type="date">
            <text:p>2022-02-08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9" calcext:value-type="date">
            <text:p>2022-02-09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ce A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4-24" calcext:value-type="date">
            <text:p>2022-04-24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22-04-25" calcext:value-type="date">
            <text:p>2022-04-25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5-13" calcext:value-type="date">
            <text:p>2022-05-13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5-19" calcext:value-type="date">
            <text:p>2022-05-19</text:p>
          </table:table-cell>
          <table:table-cell office:value-type="string" calcext:value-type="string">
            <text:p>Kivy 2.1, Python 3.8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5-20" calcext:value-type="date">
            <text:p>2022-05-20</text:p>
          </table:table-cell>
          <table:table-cell office:value-type="string" calcext:value-type="string">
            <text:p>Sudoku level 2 iss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5-29" calcext:value-type="date">
            <text:p>2022-05-29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6-10" calcext:value-type="date">
            <text:p>2022-06-10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6-12" calcext:value-type="date">
            <text:p>2022-06-12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22-07-04" calcext:value-type="date">
            <text:p>2022-07-04</text:p>
          </table:table-cell>
          <table:table-cell office:value-type="string" calcext:value-type="string">
            <text:p>Solitaire selection colour bug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2"/>
        <table:table-column table:style-name="co1" table:number-columns-repeated="1022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3">Kivy-iOS – Python 3.8 + Pillow - </text:span><text:span text:style-name="T3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21-01-09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21-01-16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21-01-17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21-01-18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1-01-1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1-01-22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1-01-23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1-01-2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21-02-0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21-02-0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1-02-2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1-02-28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21-03-13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-03-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21-04-17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-04-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1-04-24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1-04-27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1-04-28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1-04-29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21-05-03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21-05-04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5-23" calcext:value-type="date">
            <text:p>21-05-23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1-06-20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1-06-27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1-06-2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21-06-30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21-07-02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21-07-03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7-04" calcext:value-type="date">
            <text:p>21-07-04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21-07-08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21-07-0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21-07-10" calcext:value-type="date">
            <text:p>21-07-10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21-07-12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21-07-13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21-07-17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21-07-18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1-07-27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21-07-3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21-08-09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-08-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1-08-29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27" table:formula="of:=SUM([.A2:.A77])" office:value-type="float" office:value="158" calcext:value-type="float">
            <text:p>158</text:p>
          </table:table-cell>
          <table:table-cell table:style-name="ce27"/>
          <table:table-cell table:style-name="ce27" office:value-type="string" calcext:value-type="string">
            <text:p>Total</text:p>
          </table:table-cell>
          <table:table-cell table:style-name="ce27" table:number-columns-repeated="1021"/>
        </table:table-row>
        <table:table-row table:style-name="ro1">
          <table:table-cell table:style-name="ce28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9" table:formula="of:=SUM([.A2:.A71])" office:value-type="float" office:value="138" calcext:value-type="float">
            <text:p>138</text:p>
          </table:table-cell>
          <table:table-cell table:style-name="ce29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0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46" table:formula="of:=SUM([.A2:.A41])" office:value-type="float" office:value="48" calcext:value-type="float">
            <text:p>48</text:p>
          </table:table-cell>
          <table:table-cell table:style-name="ce46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8"/>
        <table:table-column table:style-name="co1" table:number-columns-repeated="1023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49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0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50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8"/>
        <table:table-column table:style-name="co1" table:default-cell-style-name="ce49"/>
        <table:table-column table:style-name="co1" table:number-columns-repeated="62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51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8"/>
        <table:table-column table:style-name="co1" table:number-columns-repeated="63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51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9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9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9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9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9"/>
          <table:table-cell table:number-columns-repeated="62"/>
        </table:table-row>
        <table:table-row table:style-name="ro1">
          <table:table-cell/>
          <table:table-cell table:style-name="ce49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8"/>
        <table:table-column table:style-name="co1" table:default-cell-style-name="ce48"/>
        <table:table-column table:style-name="co12" table:default-cell-style-name="ce48"/>
        <table:table-column table:style-name="co1" table:number-columns-repeated="1021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9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20/12/2016</text:p>
          </table:table-cell>
          <table:table-cell table:style-name="ce5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21/12/2016</text:p>
          </table:table-cell>
          <table:table-cell table:style-name="ce5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8"/>
        <table:table-column table:style-name="co1" table:number-columns-repeated="1023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1" table:number-columns-repeated="1021" table:default-cell-style-name="ce48"/>
        <table:table-row table:style-name="ro1">
          <table:table-cell table:style-name="ce54" office:value-type="string" calcext:value-type="string">
            <text:p>Time (in hours)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7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6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6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8" table:number-columns-repeated="3"/>
          <table:table-cell table:number-columns-repeated="1021"/>
        </table:table-row>
        <table:table-row table:style-name="ro1">
          <table:table-cell table:style-name="ce48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_32_017_20_p3" style:display-name="2017 p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04T22:42:31.853777633</dc:date>
    <meta:creation-date>2014-12-14T08:12:00Z</meta:creation-date>
    <meta:editing-cycles>636</meta:editing-cycles>
    <meta:editing-duration>P1DT36M23S</meta:editing-duration>
    <meta:generator>LibreOffice/6.4.7.2$Linux_X86_64 LibreOffice_project/40$Build-2</meta:generator>
    <meta:document-statistic meta:table-count="11" meta:cell-count="1907" meta:object-count="0"/>
  </office:meta>
</office:document-meta>
</file>